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TEGRACION LU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13152292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1123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ECIOSUP GARCIA, YEINSON GEORG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9368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NDOZA ROQUE, NICOMEDE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126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5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5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7</text:p>
          </table:table-cell>
          <table:table-cell table:style-name="Tableau1.D2" office:value-type="string">
            <text:p text:style-name="P13">22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4/09/2021</text:p>
          </table:table-cell>
          <table:table-cell table:style-name="Tabla2.A2" office:value-type="string">
            <text:p text:style-name="P9">3039374</text:p>
          </table:table-cell>
          <table:table-cell table:style-name="Tabla2.A2" office:value-type="string">
            <text:p text:style-name="P9">22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5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22:53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